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3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c5c52" officeooo:paragraph-rsid="001c5c52"/>
    </style:style>
    <style:style style:name="T1" style:family="text">
      <style:text-properties officeooo:rsid="001c5c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zhr2t2vi6gkh"/>Plan de test</text:p>
      <text:p text:style-name="Standard"/>
      <text:p text:style-name="Standard"/>
      <text:p text:style-name="Heading_20_1"><text:bookmark text:name="_4bdxemrkqre5"/>1. Introduction</text:p>
      <text:p text:style-name="Standard">L'Objectif de ce plan de test sera de valider la partie fonctionnalité.</text:p>
      <text:p text:style-name="Standard">En termes de périmètre, la couverture s’étendra à la création, la gestion, l'exécution et le suivi des résultats des tournois.</text:p>
      <text:p text:style-name="Standard"/>
      <text:p text:style-name="Standard">Notre scope comprend des fonctionnalités essentielles à les générations de tournois :</text:p>
      <text:list xml:id="list3455898844" text:style-name="WWNum1">
        <text:list-item>
          <text:p text:style-name="P2">La création des équipes à partir de joueurs</text:p>
        </text:list-item>
        <text:list-item>
          <text:p text:style-name="P2">Les créations de tournois</text:p>
        </text:list-item>
        <text:list-item>
          <text:p text:style-name="P4">La gestion des tournois</text:p>
        </text:list-item>
        <text:list-item>
          <text:p text:style-name="P4">Assurer la continuité des étapes du tournois</text:p>
        </text:list-item>
      </text:list>
      <text:p text:style-name="Standard">Quant à notre out of scope il comprend la fonctionnalité qui permet de charger des fichiers afin de générer des équipes ou de charger des équipes prêtes à concourir.</text:p>
      <text:p text:style-name="Standard"/>
      <text:p text:style-name="Standard">Dans le but de nous assurer que notre programme répond aux fonctionnalités attendues, nous allons mettre en place différents types de test :</text:p>
      <text:p text:style-name="Standard"/>
      <text:list text:style-name="WWNum2">
        <text:list-item>
          <text:p text:style-name="P3">Test Unitaires : Dans le but de tester les parties importantes de lié à la logique de notre code</text:p>
        </text:list-item>
        <text:list-item>
          <text:p text:style-name="P3">Test d’intégration : Ici notre souhait est de nous assurer que l’ajout de nouvelles fonctionnalités ne viennent pas casser le code existant</text:p>
        </text:list-item>
        <text:list-item>
          <text:p text:style-name="P3">Tests Fonctionnels : Pour vérifier chaque fonctionnalité contre ses spécifications.</text:p>
        </text:list-item>
        <text:list-item>
          <text:p text:style-name="P3">etc.</text:p>
        </text:list-item>
      </text:list>
      <text:p text:style-name="Standard"/>
      <text:p text:style-name="Standard"/>
      <text:p text:style-name="Standard"/>
      <text:p text:style-name="Standard"/>
      <text:p text:style-name="Heading_20_1"><text:bookmark text:name="_mjvqcgjemyua"/>2. Environnement de Test</text:p>
      <text:p text:style-name="Standard">Le projet étant dans une phase de prototype. Nous exécuterons les tests sur nos propre machine. Il n’est pas nécessaire d’automatiser les tests aujourd'hui ou de prévoir des environnements de déploiement.<text:line-break/><text:span text:style-name="T1">Pour l’exécution des tests, nous utiliseront le framework Mocha et la librairie Chai.</text:span></text:p>
      <text:p text:style-name="Standard"/>
      <text:p text:style-name="Heading_20_1"><text:bookmark text:name="_kzgc53s3dpgz"/><text:soft-page-break/></text:p>
      <text:p text:style-name="Heading_20_1"><text:bookmark text:name="_8se5hrxkf5tl"/></text:p>
      <text:p text:style-name="Heading_20_1"><text:bookmark text:name="_zg64d0mntdga"/>3. Analyse de risque</text:p>
      <text:p text:style-name="Standard"/>
      <text:p text:style-name="Standard">En nous basant sur le scope défini, une première analyse de risque.<text:lin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 LibreOffice_project/f85e47c08ddd19c015c0114a68350214f7066f5a</meta:generator>
    <dc:date>2024-03-10T18:36:18.997000000</dc:date>
    <meta:editing-duration>PT8M56S</meta:editing-duration>
    <meta:editing-cycles>2</meta:editing-cycles>
    <meta:document-statistic meta:table-count="0" meta:image-count="0" meta:object-count="0" meta:page-count="2" meta:paragraph-count="19" meta:word-count="248" meta:character-count="1481" meta:non-whitespace-character-count="1259"/>
  </office:meta>
</office:document-meta>
</file>